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ommandLinePropertySource.containsOp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mmandLinePropertySource.SimpleCommandLinePropertySource( String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mmandLinePropertySource.getNonOption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mmandLinePropertySource.getOptionValue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mmandLinePropertySource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mmandLinePropertySource.SimpleCommandLinePropertySource( String name ,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